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112cm" svg:height="3.302cm" svg:x="10.779cm" svg:y="1.127cm">
          <text:p text:style-name="P1">АС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8.763cm" svg:height="3.048cm" svg:x="2.27cm" svg:y="5.445cm">
          <text:p text:style-name="P1">Управление производством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0.673cm" svg:height="3.048cm" svg:x="17.759cm" svg:y="5.445cm">
          <text:p text:style-name="P1">Организация хозяйственнйо</text:p>
          <text:p text:style-name="P1">И экономической деятельности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8.763cm" svg:height="1.27cm" svg:x="2.27cm" svg:y="8.474cm">
          <text:p text:style-name="P1">подсистемы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763cm" svg:height="1.27cm" svg:x="18.171cm" svg:y="8.874cm">
          <text:p text:style-name="P1">подсистемы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8.763cm" svg:height="1.27cm" svg:x="2.771cm" svg:y="11.074cm">
          <text:p text:style-name="P1">Оперативного управления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8.763cm" svg:height="1.27cm" svg:x="2.772cm" svg:y="12.574cm">
          <text:p text:style-name="P1">Контроль качества продукции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8.763cm" svg:height="1.27cm" svg:x="2.773cm" svg:y="14.074cm">
          <text:p text:style-name="P1">Диагностики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8.763cm" svg:height="1.27cm" svg:x="2.774cm" svg:y="15.57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763cm" svg:height="1.27cm" svg:x="18.172cm" svg:y="11.174cm">
          <text:p text:style-name="P1">Бух. учёта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763cm" svg:height="1.561cm" svg:x="18.173cm" svg:y="12.774cm">
          <text:p text:style-name="P1">Обеспечение кадровой</text:p>
          <text:p text:style-name="P1">деятельости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763cm" svg:height="1.157cm" svg:x="18.174cm" svg:y="14.575cm">
          <text:p text:style-name="P1">Снабжение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763cm" svg:height="1.561cm" svg:x="18.145cm" svg:y="16.076cm">
          <text:p text:style-name="P1">Пропускной режим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779cm" svg:y1="2.778cm" svg:x2="6.651cm" svg:y2="5.445cm" draw:start-shape="id1" draw:start-glue-point="3" draw:end-shape="id2" draw:end-glue-point="0" svg:d="m10779 2778h-4128v2667" svg:viewBox="0 0 4129 2668">
          <text:p/>
        </draw:connector>
        <draw:connector draw:style-name="gr2" draw:text-style-name="P1" draw:layer="layout" svg:x1="17.891cm" svg:y1="2.778cm" svg:x2="23.095cm" svg:y2="5.445cm" draw:start-shape="id1" draw:start-glue-point="1" draw:end-shape="id3" draw:end-glue-point="0" svg:d="m17891 2778h5204v2667" svg:viewBox="0 0 5205 2668">
          <text:p/>
        </draw:connector>
        <draw:connector draw:style-name="gr2" draw:text-style-name="P1" draw:layer="layout" svg:x1="2.27cm" svg:y1="9.109cm" svg:x2="2.771cm" svg:y2="11.709cm" draw:start-shape="id4" draw:start-glue-point="3" draw:end-shape="id5" draw:end-glue-point="3" svg:d="m2270 9109h-502v2600h1003" svg:viewBox="0 0 1004 2601">
          <text:p/>
        </draw:connector>
        <draw:connector draw:style-name="gr2" draw:text-style-name="P1" draw:layer="layout" svg:x1="2.27cm" svg:y1="9.109cm" svg:x2="2.772cm" svg:y2="13.209cm" draw:start-shape="id4" draw:start-glue-point="3" draw:end-shape="id6" draw:end-glue-point="3" svg:d="m2270 9109h-502v4100h1004" svg:viewBox="0 0 1005 4101">
          <text:p/>
        </draw:connector>
        <draw:connector draw:style-name="gr2" draw:text-style-name="P1" draw:layer="layout" svg:x1="2.27cm" svg:y1="9.109cm" svg:x2="2.773cm" svg:y2="14.709cm" draw:start-shape="id4" draw:start-glue-point="3" draw:end-shape="id7" draw:end-glue-point="3" svg:d="m2270 9109h-502v5600h1005" svg:viewBox="0 0 1006 5601">
          <text:p/>
        </draw:connector>
        <draw:connector draw:style-name="gr2" draw:text-style-name="P1" draw:layer="layout" svg:x1="2.27cm" svg:y1="9.109cm" svg:x2="2.774cm" svg:y2="16.209cm" draw:start-shape="id4" draw:start-glue-point="3" draw:end-shape="id8" svg:d="m2270 9109h-502v7100h1006" svg:viewBox="0 0 1007 7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inux Libertine" style:font-size-asian="24pt" style:language-asian="zh" style:country-asian="CN" style:font-name-complex="Linux Libertin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2T10:00:34.122421588</meta:creation-date>
    <dc:date>2014-03-12T10:08:29.944380853</dc:date>
    <meta:editing-duration>P0D</meta:editing-duration>
    <meta:editing-cycles>1</meta:editing-cycles>
    <meta:document-statistic meta:object-count="19"/>
    <meta:generator>LibreOffice/4.1.3.2$Linux_X86_64 LibreOffice_project/410m0$Build-2</meta:generator>
  </office:meta>
</office:document-meta>
</file>